
<file path=META-INF/manifest.xml><?xml version="1.0" encoding="utf-8"?>
<manifest:manifest xmlns:manifest="urn:oasis:names:tc:opendocument:xmlns:manifest:1.0">
  <manifest:file-entry manifest:full-path="/" manifest:media-type="application/vnd.oasis.opendocument.text"/>
  <manifest:file-entry manifest:full-path="Configurations2/" manifest:media-type="application/vnd.sun.xml.ui.configuration"/>
  <manifest:file-entry manifest:full-path="Configurations2/accelerator/current.xml" manifest:media-type=""/>
  <manifest:file-entry manifest:full-path="Thumbnails/thumbnail.png" manifest:media-type=""/>
  <manifest:file-entry manifest:full-path="content.xml" manifest:media-type="text/xml"/>
  <manifest:file-entry manifest:full-path="layout-cache" manifest:media-type="application/binary"/>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3" svg:font-family="Tahoma"/>
    <style:font-face style:name="Tahoma" svg:font-family="Tahoma" style:font-family-generic="swiss"/>
    <style:font-face style:name="Arial" svg:font-family="Arial" style:font-family-generic="roman" style:font-pitch="variable"/>
    <style:font-face style:name="Arial1" svg:font-family="Arial"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P1" style:family="paragraph" style:parent-style-name="Text_20_Body_20_Single">
      <style:paragraph-properties fo:break-before="page"/>
    </style:style>
    <style:style style:name="P2" style:family="paragraph" style:parent-style-name="Text_20_Body_20_Single">
      <style:paragraph-properties fo:text-align="end" style:justify-single-word="false"/>
    </style:style>
    <style:style style:name="P3" style:family="paragraph" style:parent-style-name="Text_20_Body_20_Single" style:list-style-name="">
      <style:paragraph-properties fo:text-align="end" style:justify-single-word="false"/>
      <style:text-properties fo:color="#ff3333" fo:font-size="10pt" style:font-size-asian="10pt" style:font-size-complex="10pt"/>
    </style:style>
    <style:style style:name="P4" style:family="paragraph" style:parent-style-name="Text_20_Body_20_Single" style:list-style-name="">
      <style:paragraph-properties fo:text-align="center" style:justify-single-word="false"/>
    </style:style>
    <style:style style:name="P5" style:family="paragraph" style:parent-style-name="Text_20_Body_20_Single" style:list-style-name=""/>
    <style:style style:name="P6" style:family="paragraph" style:parent-style-name="Text_20_Body_20_Single" style:list-style-name="" style:master-page-name="">
      <style:paragraph-properties fo:margin-left="1.3in" fo:margin-right="1.5402in" fo:line-height="150%" fo:text-indent="1.1in" style:auto-text-indent="false" style:page-number="auto" style:shadow="none"/>
    </style:style>
    <style:style style:name="P7" style:family="paragraph" style:parent-style-name="Heading_20_1">
      <style:text-properties fo:font-style="italic" fo:font-weight="bold" style:font-style-asian="italic" style:font-weight-asian="bold" style:font-style-complex="italic" style:font-weight-complex="bold"/>
    </style:style>
    <style:style style:name="P8"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9" style:family="paragraph">
      <style:paragraph-properties fo:margin-left="0in" fo:margin-right="0in" fo:margin-top="0in" fo:margin-bottom="0in" fo:line-height="100%" fo:text-align="start" fo:text-indent="0in" style:text-autospace="ideograph-alpha" style:punctuation-wrap="simple" style:line-break="strict" style:writing-mode="lr-tb">
        <style:tab-stops/>
      </style:paragraph-properties>
      <style:text-properties fo:hyphenate="false"/>
    </style:style>
    <style:style style:name="T1" style:family="text">
      <style:text-properties style:use-window-font-color="true" style:text-outline="false" style:text-line-through-style="none" style:text-position="0% 100%" style:font-name="Tahoma"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in"/>
      </style:section-properties>
    </style:style>
  </office:automatic-styles>
  <office:body>
    <office:text>
      <office:forms form:automatic-focus="false" form:apply-design-mode="false"/>
      <text:tracked-changes text:track-changes="false">
        <text:changed-region text:id="ct174917480">
          <text:insertion>
            <office:change-info>
              <dc:creator>CETI-DEVIN01/Administrator</dc:creator>
              <dc:date>2011-06-20T18:05:00</dc:date>
            </office:change-info>
          </text:insertion>
        </text:changed-region>
        <text:changed-region text:id="ct177337152">
          <text:deletion>
            <office:change-info>
              <dc:creator>CETI-DEVIN01/Administrator</dc:creator>
              <dc:date>2011-06-20T18:04:00</dc:date>
            </office:change-info>
            <text:p text:style-name="Text_20_Body_20_Single">adjflkasj</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jlksajdlkfjaksljdflkajslkdf</text:h>
      <text:p text:style-name="Text_20_Body_20_Single"/>
      <text:p text:style-name="Text_20_Body_20_Single">A;lsdkf;lksakldfjksajdflkjsad</text:p>
      <text:p text:style-name="Text_20_Body_20_Single">asljfdlkajslkdfjlkasdfjlksad</text:p>
      <text:p text:style-name="Text_20_Body_20_Single"/>
      <text:p text:style-name="Text_20_Body_20_Single"/>
      <text:h text:style-name="P7" text:outline-level="1">heading1</text:h>
      <text:p text:style-name="P2">adfjaldsjfkjsalkdjflkasd</text:p>
      <text:h text:style-name="P3" text:outline-level="2">heading21</text:h>
      <text:h text:style-name="P4" text:outline-level="2">heading21</text:h>
      <text:h text:style-name="P5" text:outline-level="2">heading21</text:h>
      <text:h text:style-name="P5" text:outline-level="2">heading21</text:h>
      <text:h text:style-name="P6" text:outline-level="3">heading31</text:h>
      <text:p text:style-name="P1">akjfdlkjsalkdjflkajsdlkfjlksajdflkjsalkdjflkdsa</text:p>
      <text:p text:style-name="Text_20_Body_20_Single">sajdfjlksajdlkfjaslkjfdlkjsalkjflksajdkf</text:p>
      <text:p text:style-name="Text_20_Body_20_Single">s</text:p>
      <text:p text:style-name="Text_20_Body_20_Single">jakdjfkljsalkdjflksajfdlkjalksjd<office:annotation><dc:creator>CETI-DEVIN01/Administrator</dc:creator><dc:date>2011-06-22T10:48:16.31</dc:date><text:p text:style-name="P8"><text:span text:style-name="T1">bbbb</text:span></text:p></office:annotation><office:annotation><dc:creator>CETI-DEVIN01/Administrator</dc:creator><dc:date>2011-06-16T18:04:10.31</dc:date><text:p text:style-name="P9"><text:span text:style-name="T1">ajslkdjflkasjdlkfjalksdflkja</text:span></text:p></office:annotation>flkjsalkd</text:p>
      <text:p text:style-name="Text_20_Body_20_Single">aslkdjfl<text:change-start text:change-id="ct174917480"/>aksdjlkfjasdlkf<text:change-end text:change-id="ct174917480"/>kasjlkdfjlks<text:change text:change-id="ct177337152"/>dlkflkjdsa</text:p>
      <text:p text:style-name="Text_20_Body_20_Single"/>
      <text:p text:style-name="Text_20_Body_20_Single"/>
      <table:table table:name="Table1" table:style-name="Table1">
        <table:table-column table:style-name="Table1.A"/>
        <table:table-column table:style-name="Table1.B"/>
        <table:table-row>
          <table:table-cell table:style-name="Table1.A1" office:value-type="string">
            <text:p text:style-name="Table_20_Contents">akjsdlkfjalksdjfkla<office:annotation><dc:creator>CETI-DEVIN01/Administrator</dc:creator><dc:date>2011-06-22T10:16:10.32</dc:date><text:p text:style-name="P8"><text:span text:style-name="T1">asdflasdjlkf</text:span></text:p></office:annotation>sjlkd</text:p>
          </table:table-cell>
          <table:table-cell table:style-name="Table1.B1"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
      <text:p text:style-name="Text_20_Body_20_Single"/>
      <text:section text:style-name="Sect1" text:name="Section1">
        <text:p text:style-name="Text_20_Body_20_Single">Alskdfl;<office:annotation><dc:creator>CETI-DEVIN01/Administrator</dc:creator><dc:date>2011-06-22T10:17:46.32</dc:date><text:p text:style-name="P8"><text:span text:style-name="T1">alfdjlksadjlkfajslkdjfklasd</text:span></text:p></office:annotation>kas;ldfk;lasd</text:p>
      </text:section>
      <text:p text:style-name="Text_20_Body_20_Single"/>
      <text:p text:style-name="Text_20_Body_20_Single"/>
      <text:p text:style-name="Text_20_Body_20_Single"/>
      <text:p text:style-name="Text_20_Body_20_Single"/>
      <text:p text:style-name="Text_20_Body_20_Single"><text:note text:id="ftn1" text:note-class="footnote"><text:note-citation>1</text:note-citation><text:note-body><text:p text:style-name="Footnote">Askd;lfjaksd<office:annotation><dc:creator>CETI-DEVIN01/Administrator</dc:creator><dc:date>2011-06-22T10:18:27.32</dc:date><text:p text:style-name="P8"><text:span text:style-name="T1">adsflkasdlkfjkasd</text:span></text:p></office:annotation>lkflkjsad</text:p></text:note-body></text:not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3" svg:font-family="Tahoma"/>
    <style:font-face style:name="Tahoma" svg:font-family="Tahoma" style:font-family-generic="swiss"/>
    <style:font-face style:name="Arial" svg:font-family="Arial" style:font-family-generic="roman" style:font-pitch="variable"/>
    <style:font-face style:name="Arial1" svg:font-family="Arial"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Arial Unicode MS"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Default_20_Text" style:display-name="Default Text" style:family="paragraph" style:class="text"/>
    <style:style style:name="Heading" style:family="paragraph" style:parent-style-name="Default_20_Text" style:next-style-name="Text_20_Body_20_Single" style:class="text">
      <style:paragraph-properties fo:margin-top="0.1665in" fo:margin-bottom="0.0835in" fo:keep-with-next="always"/>
      <style:text-properties style:font-name="Arial1" fo:font-size="14pt" style:font-name-asian="MS Mincho" style:font-size-asian="14pt" style:font-name-complex="Tahoma2" style:font-size-complex="14pt"/>
    </style:style>
    <style:style style:name="Text_20_Body_20_Single" style:display-name="Text Body Single" style:family="paragraph" style:parent-style-name="Default_20_Text" style:class="text">
      <style:paragraph-properties fo:margin-top="0in" fo:margin-bottom="0.0835in"/>
    </style:style>
    <style:style style:name="List" style:family="paragraph" style:parent-style-name="Text_20_Body_20_Single" style:class="list">
      <style:text-properties style:font-name-complex="Tahoma3"/>
    </style:style>
    <style:style style:name="Caption" style:family="paragraph" style:parent-style-name="Default_20_Text" style:class="extra">
      <style:paragraph-properties fo:margin-top="0.0835in" fo:margin-bottom="0.0835in" text:number-lines="false" text:line-number="0"/>
      <style:text-properties fo:font-size="12pt" fo:font-style="italic" style:font-size-asian="12pt" style:font-style-asian="italic" style:font-name-complex="Tahoma3" style:font-size-complex="12pt" style:font-style-complex="italic"/>
    </style:style>
    <style:style style:name="Index" style:family="paragraph" style:parent-style-name="Default_20_Text" style:class="index">
      <style:paragraph-properties text:number-lines="false" text:line-number="0"/>
      <style:text-properties style:font-name-complex="Tahoma3"/>
    </style:style>
    <style:style style:name="Heading_20_1" style:display-name="Heading 1" style:family="paragraph" style:parent-style-name="Default_20_Text" style:next-style-name="Text_20_Body_20_Single" style:default-outline-level="1" style:list-level="1">
      <style:text-properties fo:font-size="115%" fo:font-weight="bold" style:font-size-asian="115%" style:font-weight-asian="bold" style:font-size-complex="115%" style:font-weight-complex="bold"/>
    </style:style>
    <style:style style:name="Heading_20_2" style:display-name="Heading 2" style:family="paragraph" style:parent-style-name="Default_20_Text" style:next-style-name="Text_20_Body_20_Single" style:default-outline-level="2" style:list-level="1">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Default_20_Text"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Default_20_Text" style:class="extra">
      <style:paragraph-properties fo:text-align="center" style:justify-single-word="false" text:number-lines="false" text:line-number="0">
        <style:tab-stops>
          <style:tab-stop style:position="3.4626in" style:type="center"/>
          <style:tab-stop style:position="6.9252in" style:type="right"/>
        </style:tab-stops>
      </style:paragraph-properties>
      <style:text-properties fo:font-size="10pt" style:font-size-asian="10pt" style:font-size-complex="10pt"/>
    </style:style>
    <style:style style:name="Footnote" style:family="paragraph" style:parent-style-name="Default_20_Text" style:class="extra">
      <style:paragraph-properties fo:margin-left="0.1965in" fo:margin-right="0in" fo:text-indent="-0.1965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alksfdjklasjdlkflkasdjlkfa<office:annotation><dc:creator>CETI-DEVIN01/Administrator</dc:creator><dc:date>2011-06-22T10:16:30.18</dc:date><text:p>asdflkasjdlkflkasdjlkfasjlkd</text:p></office:annotation>lksdlkjfa</text:p>
      </style:header>
    </style:master-page>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meta>
    <meta:creation-date>2011-06-16T18:02:32.06</meta:creation-date>
    <dc:date>2011-10-08T17:44:04</dc:date>
    <meta:editing-duration>PT0.016S</meta:editing-duration>
    <meta:editing-cycles>14</meta:editing-cycles>
    <meta:generator>IBM_Lotus_Symphony/3.0$Win32 OpenOffice.org_project/310m11$Build-9399</meta:generator>
    <meta:document-statistic meta:character-count="453" meta:image-count="0" meta:object-count="0" meta:page-count="3" meta:paragraph-count="21" meta:table-count="1" meta:word-count="26"/>
    <meta:user-defined meta:name="Info 1"/>
    <meta:user-defined meta:name="Info 2"/>
    <meta:user-defined meta:name="Info 3"/>
    <meta:user-defined meta:name="Info 4"/>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dc:creator>hanbiao</dc:creator>
  </office:meta>
</office:document-meta>
</file>